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681" officeooo:paragraph-rsid="000fc6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tes</text:p>
      <text:p text:style-name="P1"/>
      <text:p text:style-name="P1">GIS data for DOD land in northern Guam from <text:a xlink:type="simple" xlink:href="http://north.hydroguam.net/map-infrastructure-military-areas.php">http://north.hydroguam.net/map-infrastructure-military-areas.ph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brey Moore</meta:initial-creator>
    <meta:creation-date>2015-02-28T11:57:17.648056051</meta:creation-date>
    <dc:date>2015-02-28T11:59:02.097494668</dc:date>
    <dc:creator>Aubrey Moore</dc:creator>
    <meta:editing-duration>PT31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11" meta:character-count="113" meta:non-whitespace-character-count="104"/>
  </office:meta>
</office:document-meta>
</file>